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34cm"/>
    </style:style>
    <style:style style:name="co2" style:family="table-column">
      <style:table-column-properties fo:break-before="auto" style:column-width="6.264cm"/>
    </style:style>
    <style:style style:name="co3" style:family="table-column">
      <style:table-column-properties fo:break-before="auto" style:column-width="12.686cm"/>
    </style:style>
    <style:style style:name="co4" style:family="table-column">
      <style:table-column-properties fo:break-before="auto" style:column-width="6.786cm"/>
    </style:style>
    <style:style style:name="co5" style:family="table-column">
      <style:table-column-properties fo:break-before="auto" style:column-width="6.64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Original mctv file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Original csv file</text:p>
          </table:table-cell>
          <table:table-cell office:value-type="string" calcext:value-type="string">
            <text:p>Prediction csv file</text:p>
          </table:table-cell>
          <table:table-cell office:value-type="string" calcext:value-type="string">
            <text:p>Refined mctv file</text:p>
          </table:table-cell>
        </table:table-row>
        <table:table-row table:style-name="ro1">
          <table:table-cell office:value-type="string" calcext:value-type="string">
            <text:p>paraphronima_corneas</text:p>
          </table:table-cell>
          <table:table-cell/>
          <table:table-cell office:value-type="string" calcext:value-type="string">
            <text:p>dataset/raw_images/P_crassipes_FEG190213_003b_02_head</text:p>
          </table:table-cell>
          <table:table-cell office:value-type="string" calcext:value-type="string">
            <text:p>//home/jake/projects/mctv_resfiles/hyperiids/P_crassipes_FEG190213_003b/P_crassipes_FEG190213_003b.mat</text:p>
          </table:table-cell>
          <table:table-cell office:value-type="string" calcext:value-type="string">
            <text:p>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phronima_corneas</text:p>
          </table:table-cell>
          <table:table-cell/>
          <table:table-cell office:value-type="string" calcext:value-type="string">
            <text:p>dataset/raw_images/P_crassipes_FEG190801_034_00001_new.nii</text:p>
          </table:table-cell>
          <table:table-cell office:value-type="string" calcext:value-type="string">
            <text:p>//home/jake/projects/mctv_resfiles/hyperiids/P_crassipes_FEG190801_034_head/P_crassipes_FEG190801_034.mat</text:p>
          </table:table-cell>
          <table:table-cell office:value-type="string" calcext:value-type="string">
            <text:p>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phronima_corneas</text:p>
          </table:table-cell>
          <table:table-cell/>
          <table:table-cell office:value-type="string" calcext:value-type="string">
            <text:p>dataset/raw_images/P_crassipes_FEG191022_077A.nii</text:p>
          </table:table-cell>
          <table:table-cell office:value-type="string" calcext:value-type="string">
            <text:p>//home/jake/projects/mctv_resfiles/hyperiids/P_crassipes_FEG191022_077A/P_crassipes_FEG191022_077A.mat</text:p>
          </table:table-cell>
          <table:table-cell office:value-type="string" calcext:value-type="string">
            <text:p>t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phronima_corneas</text:p>
          </table:table-cell>
          <table:table-cell/>
          <table:table-cell office:value-type="string" calcext:value-type="string">
            <text:p>dataset/raw_images/P_crassipes_FEG191022_077B.nii</text:p>
          </table:table-cell>
          <table:table-cell office:value-type="string" calcext:value-type="string">
            <text:p>//home/jake/projects/mctv_resfiles/hyperiids/P_crassipes_FEG191022_077B_highpriority/mary_23042021.mat</text:p>
          </table:table-cell>
          <table:table-cell office:value-type="string" calcext:value-type="string">
            <text:p>t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phronima_corneas</text:p>
          </table:table-cell>
          <table:table-cell/>
          <table:table-cell office:value-type="string" calcext:value-type="string">
            <text:p>dataset/raw_images/P_crassipes_FEG200129_099</text:p>
          </table:table-cell>
          <table:table-cell office:value-type="string" calcext:value-type="string">
            <text:p>//home/jake/projects/mctv_resfiles/hyperiids/P_crassipes_FEG200129_099/FEG200129_099.mat</text:p>
          </table:table-cell>
          <table:table-cell office:value-type="string" calcext:value-type="string">
            <text:p>t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phronima_corneas</text:p>
          </table:table-cell>
          <table:table-cell/>
          <table:table-cell office:value-type="string" calcext:value-type="string">
            <text:p>dataset/raw_images/FEG200205_108_crop.nii</text:p>
          </table:table-cell>
          <table:table-cell office:value-type="string" calcext:value-type="string">
            <text:p>//home/jake/projects/mctv_resfiles/hyperiids/P_crassipes_FEG200205_108/P_crassipes_FEG200205_108.mat</text:p>
          </table:table-cell>
          <table:table-cell office:value-type="string" calcext:value-type="string">
            <text:p>t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phronima_corneas</text:p>
          </table:table-cell>
          <table:table-cell/>
          <table:table-cell office:value-type="string" calcext:value-type="string">
            <text:p>dataset/raw_images/Paraphronima_FEG181024_03_head_sp3_1423158b.nii</text:p>
          </table:table-cell>
          <table:table-cell office:value-type="string" calcext:value-type="string">
            <text:p>//home/jake/projects/mctv_resfiles/hyperiids/Paraphronima_FEG181024_03_head_sp3_1423158b/Paraphronima_03_head_sp_3_1423158b.mat</text:p>
          </table:table-cell>
          <table:table-cell office:value-type="string" calcext:value-type="string">
            <text:p>t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phronima_corneas</text:p>
          </table:table-cell>
          <table:table-cell/>
          <table:table-cell office:value-type="string" calcext:value-type="string">
            <text:p>dataset/raw_images/Paraphronima_FEG181024_head_sp_3_1423158a</text:p>
          </table:table-cell>
          <table:table-cell office:value-type="string" calcext:value-type="string">
            <text:p>//home/jake/projects/mctv_resfiles/hyperiids/Paraphronima_FEG181024_head_sp_3_1423158a/Paraphronima_FEG181024_head_sp_3_1423158a.mat</text:p>
          </table:table-cell>
          <table:table-cell office:value-type="string" calcext:value-type="string">
            <text:p>t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phronima_corneas</text:p>
          </table:table-cell>
          <table:table-cell/>
          <table:table-cell office:value-type="string" calcext:value-type="string">
            <text:p>dataset/raw_images/Paraphronima_FEG181024_head_sp_8_1423158</text:p>
          </table:table-cell>
          <table:table-cell office:value-type="string" calcext:value-type="string">
            <text:p>//home/jake/projects/mctv_resfiles/hyperiids/Paraphronima_FEG181024_head_sp_8_1423158/Paraphronima_FEG181024_head_sp_8_1423158.ma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file:///home/jake/projects/dhr/dataset/raw_labels/Paraphronima_FEG181024_head_sp_8_1423158_labels_corneas.csv</text:p>
          </table:table-cell>
          <table:table-cell office:value-type="string" calcext:value-type="string">
            <text:p>file:///home/jake/projects/dhr/output/Paraphronima_FEG181024_head_sp_8_1423158-image.logs_paraphronima_corneas_lightning_logs_version_0_checkpoints_last_prediction.peaks.csv</text:p>
          </table:table-cell>
          <table:table-cell/>
        </table:table-row>
        <table:table-row table:style-name="ro1">
          <table:table-cell office:value-type="string" calcext:value-type="string">
            <text:p>paraphronima_corneas</text:p>
          </table:table-cell>
          <table:table-cell/>
          <table:table-cell office:value-type="string" calcext:value-type="string">
            <text:p>dataset/raw_images/Paraphronima_FEG191028_078</text:p>
          </table:table-cell>
          <table:table-cell office:value-type="string" calcext:value-type="string">
            <text:p>//home/jake/projects/mctv_resfiles/hyperiids/Paraphronima_FEG191028_078/Paraphronima_FEG191028_078.mat</text:p>
          </table:table-cell>
          <table:table-cell office:value-type="string" calcext:value-type="string">
            <text:p>t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phronima_corneas</text:p>
          </table:table-cell>
          <table:table-cell/>
          <table:table-cell office:value-type="string" calcext:value-type="string">
            <text:p>dataset/raw_images/Paraphronima_head_04_FEG200130_103</text:p>
          </table:table-cell>
          <table:table-cell office:value-type="string" calcext:value-type="string">
            <text:p>//home/jake/projects/mctv_resfiles/hyperiids/Paraphronima_head_04_FEG200130_103/Paraphronima_head_04_FEG200130_103.mat</text:p>
          </table:table-cell>
          <table:table-cell office:value-type="string" calcext:value-type="string">
            <text:p>t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phronima_corneas</text:p>
          </table:table-cell>
          <table:table-cell/>
          <table:table-cell office:value-type="string" calcext:value-type="string">
            <text:p>dataset/raw_images/Paraphronima_head_05_FEG200130_102</text:p>
          </table:table-cell>
          <table:table-cell office:value-type="string" calcext:value-type="string">
            <text:p>//home/jake/projects/mctv_resfiles/hyperiids/Paraphronima_head_05_FEG200130_102/Paraphronima_head_05_FEG200130_102.mat</text:p>
          </table:table-cell>
          <table:table-cell office:value-type="string" calcext:value-type="string">
            <text:p>t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phronima_corneas</text:p>
          </table:table-cell>
          <table:table-cell/>
          <table:table-cell office:value-type="string" calcext:value-type="string">
            <text:p>dataset/raw_images/P_gracilis_FEG190213_003a_head.nii</text:p>
          </table:table-cell>
          <table:table-cell office:value-type="string" calcext:value-type="string">
            <text:p>//home/jake/projects/mctv_resfiles/hyperiids/P_gracilis_FEG190213_003a_head/P_gracilis_FEG190213_003a.mat</text:p>
          </table:table-cell>
          <table:table-cell office:value-type="string" calcext:value-type="string">
            <text:p>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phronima_corneas</text:p>
          </table:table-cell>
          <table:table-cell/>
          <table:table-cell office:value-type="string" calcext:value-type="string">
            <text:p>dataset/raw_images/P_robisoni_FEG200205_105</text:p>
          </table:table-cell>
          <table:table-cell office:value-type="string" calcext:value-type="string">
            <text:p>//home/jake/projects/mctv_resfiles/hyperiids/P_robisoni_FEG200205_105/Paraphronima_FEG200205_105.mat</text:p>
          </table:table-cell>
          <table:table-cell office:value-type="string" calcext:value-type="string">
            <text:p>tes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8T14:49:42.687174846</meta:creation-date>
    <dc:date>2024-04-26T10:04:14.799130372</dc:date>
    <meta:editing-duration>P1DT23H9M59S</meta:editing-duration>
    <meta:editing-cycles>2</meta:editing-cycles>
    <meta:generator>LibreOffice/6.4.7.2$Linux_X86_64 LibreOffice_project/40$Build-2</meta:generator>
    <meta:document-statistic meta:table-count="1" meta:cell-count="66" meta:object-count="0"/>
  </office:meta>
</office:document-meta>
</file>